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GUÍA 1</text:h>
      <text:h text:style-name="Heading_20_3" text:outline-level="3">“Cómo vamos a llevar nuestras ventas al próximo nivel con iMotorSoft (potenciando lo que hoy entra por Kommo)”</text:h>
      <text:p text:style-name="Horizontal_20_Line"/>
      <text:h text:style-name="Heading_20_3" text:outline-level="3">1. Apertura (contexto emocional)</text:h>
      <text:p text:style-name="Text_20_body"><text:span text:style-name="Strong_20_Emphasis">Objetivo:</text:span> conectar con el año que tuvieron y abrir el tema “herramientas que nos dan ventaja”.</text:p>
      <text:p text:style-name="Text_20_body"><text:span text:style-name="Strong_20_Emphasis">Guion sugerido para Mario:</text:span></text:p>
      <text:p text:style-name="Quotations">“Este año fuimos el equipo número 1 de RE/MAX. Eso no fue casualidad: fue trabajo, foco y una cultura de mejora constante.<text:line-break/>Pero si queremos seguir arriba, no alcanza con trabajar más: tenemos que trabajar <text:span text:style-name="Strong_20_Emphasis">mejor</text:span>.<text:line-break/>Hoy les quiero presentar la próxima evolución en cómo vamos a trabajar nuestras oportunidades, los leads y el seguimiento de nuestros clientes usando inteligencia artificial de verdad, aplicada a nuestro día a día.”</text:p>
      <text:p text:style-name="Horizontal_20_Line"/>
      <text:h text:style-name="Heading_20_3" text:outline-level="3">2. Dónde estamos hoy: uso actual de Kommo (muy limitado)</text:h>
      <text:p text:style-name="Text_20_body"><text:span text:style-name="Strong_20_Emphasis">Objetivo:</text:span> mostrar la realidad sin “pegarle” a nadie, pero dejando claro el espacio de mejora.</text:p>
      <text:p text:style-name="Text_20_body"><text:span text:style-name="Strong_20_Emphasis">Guion sugerido:</text:span></text:p>
      <text:list xml:id="list1486256148" text:style-name="L1">
        <text:list-item>
          <text:p text:style-name="P1">“Hoy Kommo lo estamos usando de manera muy básica.”</text:p>
        </text:list-item>
        <text:list-item>
          <text:p text:style-name="P1">“¿Qué hace hoy para nosotros? Básicamente esto:<text:line-break/><text:span text:style-name="Strong_20_Emphasis">WhatsApp, Instagram, el webchat y el email entran allí</text:span> y tenemos todo en un solo lugar.”</text:p>
        </text:list-item>
        <text:list-item>
          <text:p text:style-name="P1">“Es decir, Kommo hoy funciona como <text:span text:style-name="Strong_20_Emphasis">bandeja de entrada unificada</text:span>. Nada más.”</text:p>
        </text:list-item>
        <text:list-item>
          <text:p text:style-name="P1">“No estamos usando automatizaciones potentes, no estamos usando workflows avanzados, ni análisis profundo de las conversaciones, ni ayudas en tiempo real al vendedor.”</text:p>
        </text:list-item>
        <text:list-item>
          <text:p text:style-name="P1">“El resultado:</text:p>
          <text:list>
            <text:list-item>
              <text:p text:style-name="P1">Mucho depende de la memoria de cada uno.</text:p>
            </text:list-item>
            <text:list-item>
              <text:p text:style-name="P1">Cada vendedor se arma su propio ‘sistema paralelo’ con notas, Excel, recordatorios.</text:p>
            </text:list-item>
            <text:list-item>
              <text:p text:style-name="P1">Y podemos estar perdiendo oportunidades simplemente por falta de seguimiento o de prioridad.”</text:p>
            </text:list-item>
          </text:list>
        </text:list-item>
      </text:list>
      <text:p text:style-name="Text_20_body"><text:span text:style-name="Strong_20_Emphasis">Frase clave:</text:span></text:p>
      <text:p text:style-name="Quotations">“Hoy Kommo es la puerta por donde entra todo… pero casi no tenemos cerebro ni músculo comercial por encima de eso.”</text:p>
      <text:p text:style-name="Horizontal_20_Line"/>
      <text:h text:style-name="Heading_20_3" text:outline-level="3"><text:soft-page-break/>3. Qué aporta la plataforma de iMotorSoft (el “cerebro” y el “músculo” que faltan)</text:h>
      <text:p text:style-name="Text_20_body"><text:span text:style-name="Strong_20_Emphasis">Objetivo:</text:span> diferenciar claramente: Kommo = entrada de mensajes. iMotorSoft = inteligencia + proceso.</text:p>
      <text:p text:style-name="Text_20_body"><text:span text:style-name="Strong_20_Emphasis">Idea central para Mario:</text:span></text:p>
      <text:p text:style-name="Quotations">“Lo que traemos con iMotorSoft no es ‘otro sistema más’, es la capa de <text:span text:style-name="Strong_20_Emphasis">inteligencia conversacional y workflow con IA</text:span> que hoy no tenemos.”</text:p>
      <text:p text:style-name="Text_20_body"><text:span text:style-name="Strong_20_Emphasis">Beneficios claros, hablándole al equipo:</text:span></text:p>
      <text:list xml:id="list871753206" text:style-name="L2">
        <text:list-item>
          <text:p text:style-name="P2"><text:span text:style-name="Strong_20_Emphasis">Asistente AI al lado del vendedor, en tiempo real</text:span></text:p>
          <text:list>
            <text:list-item>
              <text:p text:style-name="P2">Mientras el vendedor habla con el cliente, la plataforma:</text:p>
              <text:list>
                <text:list-item>
                  <text:p text:style-name="P2">entiende el contexto de la conversación,</text:p>
                </text:list-item>
                <text:list-item>
                  <text:p text:style-name="P2">propone respuestas,</text:p>
                </text:list-item>
                <text:list-item>
                  <text:p text:style-name="P2">sugiere próximos pasos,</text:p>
                </text:list-item>
                <text:list-item>
                  <text:p text:style-name="P2">recuerda datos clave del cliente y de la oportunidad.</text:p>
                </text:list-item>
              </text:list>
            </text:list-item>
            <text:list-item>
              <text:p text:style-name="P2">Menos tiempo pensando “¿qué le digo?” y más tiempo avanzando hacia el cierre.</text:p>
            </text:list-item>
          </text:list>
        </text:list-item>
        <text:list-item>
          <text:p text:style-name="P2"><text:span text:style-name="Strong_20_Emphasis">Workflows inteligentes para no perder oportunidades</text:span></text:p>
          <text:list>
            <text:list-item>
              <text:p text:style-name="P2">La IA detecta:</text:p>
              <text:list>
                <text:list-item>
                  <text:p text:style-name="P2">leads calientes que no fueron atendidos a tiempo,</text:p>
                </text:list-item>
                <text:list-item>
                  <text:p text:style-name="P2">seguimientos atrasados,</text:p>
                </text:list-item>
                <text:list-item>
                  <text:p text:style-name="P2">conversaciones que se enfriaron,</text:p>
                </text:list-item>
                <text:list-item>
                  <text:p text:style-name="P2">clientes que preguntaron algo importante y quedaron sin respuesta.</text:p>
                </text:list-item>
              </text:list>
            </text:list-item>
            <text:list-item>
              <text:p text:style-name="P2">A partir de eso genera:</text:p>
              <text:list>
                <text:list-item>
                  <text:p text:style-name="P2">alertas,</text:p>
                </text:list-item>
                <text:list-item>
                  <text:p text:style-name="P2">tareas,</text:p>
                </text:list-item>
                <text:list-item>
                  <text:p text:style-name="P2">mensajes sugeridos para retomar el contacto.</text:p>
                </text:list-item>
              </text:list>
            </text:list-item>
          </text:list>
        </text:list-item>
        <text:list-item>
          <text:p text:style-name="P2"><text:span text:style-name="Strong_20_Emphasis">Priorización automática: a quién atender primero</text:span></text:p>
          <text:list>
            <text:list-item>
              <text:p text:style-name="P2">La plataforma analiza:</text:p>
              <text:list>
                <text:list-item>
                  <text:p text:style-name="P2">interés mostrado,</text:p>
                </text:list-item>
                <text:list-item>
                  <text:p text:style-name="P2">capacidad de pago (si se conoce),</text:p>
                </text:list-item>
                <text:list-item>
                  <text:p text:style-name="P2">urgencia,</text:p>
                </text:list-item>
                <text:list-item>
                  <text:p text:style-name="P2">engagement con los mensajes.</text:p>
                </text:list-item>
              </text:list>
            </text:list-item>
            <text:list-item>
              <text:p text:style-name="P2">Y ayuda a responder preguntas como:</text:p>
              <text:list>
                <text:list-item>
                  <text:p text:style-name="P2"><text:soft-page-break/>“¿Con quién tengo que hablar sí o sí hoy?”</text:p>
                </text:list-item>
                <text:list-item>
                  <text:p text:style-name="P2">“¿Qué oportunidades tienen más chance de convertirse en cierre?”</text:p>
                </text:list-item>
              </text:list>
            </text:list-item>
          </text:list>
        </text:list-item>
        <text:list-item>
          <text:p text:style-name="P2"><text:span text:style-name="Strong_20_Emphasis">Menos carga administrativa, más foco en la venta</text:span></text:p>
          <text:list>
            <text:list-item>
              <text:p text:style-name="P2">Parte de los datos y estados del proceso se completan o se proponen automáticamente.</text:p>
            </text:list-item>
            <text:list-item>
              <text:p text:style-name="P2">Menos tipeo, menos doble carga en hojas de cálculo.</text:p>
            </text:list-item>
            <text:list-item>
              <text:p text:style-name="P2">Más tiempo conversando y generando confianza con el cliente.</text:p>
            </text:list-item>
          </text:list>
        </text:list-item>
      </text:list>
      <text:p text:style-name="Horizontal_20_Line"/>
      <text:h text:style-name="Heading_20_3" text:outline-level="3">4. Beneficios concretos para el equipo (bajado al día a día)</text:h>
      <text:p text:style-name="Text_20_body"><text:span text:style-name="Strong_20_Emphasis">Puntos que Mario puede remarcar:</text:span></text:p>
      <text:list xml:id="list3752955527" text:style-name="L3">
        <text:list-item>
          <text:p text:style-name="P3">“Vas a tener un asistente que:</text:p>
          <text:list>
            <text:list-item>
              <text:p text:style-name="P3">te recuerda a quién llamar,</text:p>
            </text:list-item>
            <text:list-item>
              <text:p text:style-name="P3">te sugiere qué decir,</text:p>
            </text:list-item>
            <text:list-item>
              <text:p text:style-name="P3">y te resume el historial con cada cliente.”</text:p>
            </text:list-item>
          </text:list>
        </text:list-item>
        <text:list-item>
          <text:p text:style-name="P3">“Te va a ayudar a que ninguna oportunidad importante quede tirada al fondo de la bandeja.”</text:p>
        </text:list-item>
        <text:list-item>
          <text:p text:style-name="P3">“Te quita de encima parte de la carga mental de estar pensando en 50 conversaciones abiertas al mismo tiempo.”</text:p>
        </text:list-item>
        <text:list-item>
          <text:p text:style-name="P3">“Y todo esto se arma encima de lo que ya usamos: los mensajes que entran por WhatsApp, Instagram, la web o el email.”</text:p>
        </text:list-item>
      </text:list>
      <text:p text:style-name="Text_20_body"><text:span text:style-name="Strong_20_Emphasis">Frase de impacto:</text:span></text:p>
      <text:p text:style-name="Quotations">“La idea no es que seas experto en sistemas.<text:line-break/>La idea es que tengas un sistema que te haga mejor vendedor.”</text:p>
      <text:p text:style-name="Horizontal_20_Line"/>
      <text:h text:style-name="Heading_20_3" text:outline-level="3">5. Visión de mediano plazo: hacia una solución propia, “marca Mario Castro”</text:h>
      <text:p text:style-name="Text_20_body"><text:span text:style-name="Strong_20_Emphasis">Objetivo:</text:span> mostrar que esto no es sólo un parche, es el inicio de algo grande.</text:p>
      <text:p text:style-name="Text_20_body"><text:span text:style-name="Strong_20_Emphasis">Guion sugerido:</text:span></text:p>
      <text:list xml:id="list863807095" text:style-name="L4">
        <text:list-item>
          <text:p text:style-name="P4">“El primer paso es claro:<text:line-break/>aprovechar lo que ya tenemos —la entrada de mensajes unificada— y sumarle la inteligencia conversacional y de workflow de iMotorSoft.”</text:p>
        </text:list-item>
        <text:list-item>
          <text:p text:style-name="P4">“Pero la visión es más grande:<text:line-break/>ir construyendo una plataforma cada vez más <text:span text:style-name="Strong_20_Emphasis">propia</text:span>, cada vez más ‘marca Mario Castro’.”</text:p>
        </text:list-item>
        <text:list-item>
          <text:p text:style-name="P4">“¿Qué significa eso?”</text:p>
          <text:list>
            <text:list-item>
              <text:p text:style-name="P4"><text:soft-page-break/>Dashboards, reportes y métricas alineadas a cómo trabajamos nosotros.</text:p>
            </text:list-item>
            <text:list-item>
              <text:p text:style-name="P4">Un asistente que hable como nosotros, con nuestro tono, con nuestro enfoque.</text:p>
            </text:list-item>
            <text:list-item>
              <text:p text:style-name="P4">Experiencias para el cliente (portales, embudos, bots conversacionales) donde la marca visible no es iMotorSoft, sino Mario / RE/MAX.</text:p>
            </text:list-item>
          </text:list>
        </text:list-item>
        <text:list-item>
          <text:p text:style-name="P4">“iMotorSoft trabaja en formato <text:span text:style-name="Strong_20_Emphasis">white label</text:span>: esto nos permite, con el tiempo, que toda la experiencia que vea el cliente se vea como algo <text:span text:style-name="Strong_20_Emphasis">nuestro</text:span>.”</text:p>
        </text:list-item>
      </text:list>
      <text:p text:style-name="Horizontal_20_Line"/>
      <text:h text:style-name="Heading_20_3" text:outline-level="3">6. Cierre del Tema 1</text:h>
      <text:p text:style-name="Text_20_body"><text:span text:style-name="Strong_20_Emphasis">Mensaje de cierre que puede usar Mario:</text:span></text:p>
      <text:p text:style-name="Quotations">“Ser el mejor equipo de RE/MAX no es un premio que se guarda en un estante.<text:line-break/>Es una responsabilidad: la de seguir evolucionando.<text:line-break/>Traer iMotorSoft a nuestro día a día es justamente eso:<text:line-break/>darles herramientas para que cada uno venda más, con menos fricción y con una experiencia mucho más profesional para nuestros clientes.”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04T08:08:56.496577287</meta:creation-date>
    <dc:date>2025-12-04T08:10:27.108889343</dc:date>
    <meta:editing-duration>PT1M33S</meta:editing-duration>
    <meta:editing-cycles>1</meta:editing-cycles>
    <meta:document-statistic meta:table-count="0" meta:image-count="0" meta:object-count="0" meta:page-count="4" meta:paragraph-count="78" meta:word-count="888" meta:character-count="5181" meta:non-whitespace-character-count="4423"/>
    <meta:generator>LibreOffice/6.4.7.2$Linux_X86_64 LibreOffice_project/40$Build-2</meta:generator>
  </office:meta>
</office:document-meta>
</file>